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94c41" officeooo:paragraph-rsid="002af0d5" style:font-weight-asian="bold" style:font-weight-complex="bold"/>
    </style:style>
    <style:style style:name="P2" style:family="paragraph" style:parent-style-name="Standard">
      <style:text-properties fo:language="en" fo:country="US" officeooo:rsid="00194c41" officeooo:paragraph-rsid="002af0d5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4c41" officeooo:paragraph-rsid="002c0cb7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94c41" officeooo:paragraph-rsid="002cf671"/>
    </style:style>
    <style:style style:name="P5" style:family="paragraph" style:parent-style-name="Standard">
      <style:text-properties fo:language="en" fo:country="US" officeooo:rsid="00194c41" officeooo:paragraph-rsid="002cf671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c0cb7" officeooo:paragraph-rsid="002c0cb7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2c0cb7" officeooo:paragraph-rsid="002cf671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939d9" officeooo:paragraph-rsid="002af0d5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439cc" officeooo:paragraph-rsid="002af0d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en" fo:country="US" fo:font-weight="bold" officeooo:rsid="002439cc" officeooo:paragraph-rsid="002c0cb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weight="normal" officeooo:rsid="002c0cb7" officeooo:paragraph-rsid="002cf671" style:font-weight-asian="normal" style:font-weight-complex="normal"/>
    </style:style>
    <style:style style:name="P12" style:family="paragraph" style:parent-style-name="Standard">
      <style:text-properties fo:language="en" fo:country="US" officeooo:rsid="00194c41" officeooo:paragraph-rsid="002af0d5"/>
    </style:style>
    <style:style style:name="T1" style:family="text">
      <style:text-properties officeooo:rsid="00275a3e"/>
    </style:style>
    <style:style style:name="T2" style:family="text">
      <style:text-properties officeooo:rsid="002a41cc"/>
    </style:style>
    <style:style style:name="T3" style:family="text">
      <style:text-properties officeooo:rsid="002af0d5"/>
    </style:style>
    <style:style style:name="T4" style:family="text">
      <style:text-properties officeooo:rsid="002c0cb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emières conversions</text:p>
      <text:p text:style-name="P8"/>
      <text:p text:style-name="P1">Convertir de binaire à décimal les nombres suivants<text:span text:style-name="T1"> :</text:span></text:p>
      <text:p text:style-name="P2"/>
      <text:section text:style-name="Sect1" text:name="Section1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2">
        <text:p text:style-name="P2">♦ 26</text:p>
        <text:p text:style-name="P2">♦ A1</text:p>
        <text:p text:style-name="P2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3">
        <text:p text:style-name="P2">♦ 9</text:p>
        <text:p text:style-name="P2">♦ 12</text:p>
        <text:p text:style-name="P2">♦ 50</text:p>
        <text:p text:style-name="P2">♦ 1000</text:p>
      </text:section>
      <text:p text:style-name="P1">Convertir de décimal à hexadécimal les nombres suivants<text:span text:style-name="T1"> :</text:span></text:p>
      <text:p text:style-name="P2"/>
      <text:section text:style-name="Sect1" text:name="Section4">
        <text:p text:style-name="P2">♦ 12</text:p>
        <text:p text:style-name="P2">♦ 30</text:p>
        <text:p text:style-name="P2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5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7">
        <text:p text:style-name="P2">♦ 26</text:p>
        <text:p text:style-name="P2">♦ A1</text:p>
        <text:p text:style-name="P2">♦ B7D</text:p>
        <text:p text:style-name="P2">♦ A2BC</text:p>
      </text:section>
      <text:p text:style-name="P2"/>
      <text:p text:style-name="P1">Co<text:span text:style-name="T3">mplément à 2 :</text:span></text:p>
      <text:p text:style-name="P1"/>
      <text:section text:style-name="Sect1" text:name="Section13">
        <text:p text:style-name="P2">♦ <text:span text:style-name="T4">1000 1101</text:span></text:p>
        <text:p text:style-name="P2">♦ <text:span text:style-name="T4">-78</text:span></text:p>
        <text:p text:style-name="P2">♦ <text:span text:style-name="T4">1110 1011</text:span></text:p>
        <text:p text:style-name="P3">♦ <text:span text:style-name="T4">-200</text:span></text:p>
        <text:p text:style-name="P6">♦ 0110 0110</text:p>
        <text:p text:style-name="P6">♦ -64</text:p>
      </text:section>
      <text:p text:style-name="P10">Premières conversions</text:p>
      <text:p text:style-name="P8"/>
      <text:p text:style-name="P1">Convertir de binaire à décimal les nombres suivants<text:span text:style-name="T1"> :</text:span></text:p>
      <text:p text:style-name="P2"/>
      <text:section text:style-name="Sect1" text:name="Section6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’hexadécimal à décimal les nombres suivants<text:span text:style-name="T1"> :</text:span></text:p>
      <text:p text:style-name="P2"/>
      <text:section text:style-name="Sect1" text:name="Section8">
        <text:p text:style-name="P2">♦ 26</text:p>
        <text:p text:style-name="P2">♦ A1</text:p>
        <text:p text:style-name="P2">♦ 7D</text:p>
        <text:p text:style-name="P2">♦ 2BC</text:p>
      </text:section>
      <text:p text:style-name="P2"/>
      <text:p text:style-name="P1">Convertir de décimal à binaire les nombres suivants<text:span text:style-name="T1"> :</text:span></text:p>
      <text:p text:style-name="P2"/>
      <text:section text:style-name="Sect1" text:name="Section9">
        <text:p text:style-name="P2">♦ 9</text:p>
        <text:p text:style-name="P2">♦ 12</text:p>
        <text:p text:style-name="P2">♦ 50</text:p>
        <text:p text:style-name="P2">♦ 1000</text:p>
      </text:section>
      <text:p text:style-name="P1"/>
      <text:p text:style-name="P1">Convertir de décimal à hexadécimal les nombres suivants<text:span text:style-name="T1"> :</text:span></text:p>
      <text:p text:style-name="P2"/>
      <text:section text:style-name="Sect1" text:name="Section10">
        <text:p text:style-name="P2">♦ 12</text:p>
        <text:p text:style-name="P2">♦ 30</text:p>
        <text:p text:style-name="P2">♦ 500</text:p>
        <text:p text:style-name="P2">♦ 10000</text:p>
      </text:section>
      <text:p text:style-name="P2"/>
      <text:p text:style-name="P1">Convertir de binaire à hexadécimal les nombres suivants<text:span text:style-name="T1"> :</text:span></text:p>
      <text:p text:style-name="P2"/>
      <text:section text:style-name="Sect1" text:name="Section11">
        <text:p text:style-name="P2">♦ 1010</text:p>
        <text:p text:style-name="P2">♦ 111</text:p>
        <text:p text:style-name="P2">♦ 1100 0101</text:p>
        <text:p text:style-name="P2">♦ 1111 1000</text:p>
      </text:section>
      <text:p text:style-name="P2"/>
      <text:p text:style-name="P1">Convertir de hexadécimal à binaire les nombres suivants<text:span text:style-name="T2"> :</text:span></text:p>
      <text:p text:style-name="P2"/>
      <text:section text:style-name="Sect1" text:name="Section12">
        <text:p text:style-name="P2">♦ 26</text:p>
        <text:p text:style-name="P2">♦ A1</text:p>
        <text:p text:style-name="P2">♦ B7D</text:p>
        <text:p text:style-name="P2">♦ A2BC</text:p>
      </text:section>
      <text:p text:style-name="P2"/>
      <text:p text:style-name="P1">Co<text:span text:style-name="T3">mplément à 2 :</text:span></text:p>
      <text:p text:style-name="P1"/>
      <text:section text:style-name="Sect1" text:name="Section14">
        <text:p text:style-name="P5">♦ <text:span text:style-name="T4">1000 1101</text:span></text:p>
        <text:p text:style-name="P5">♦ <text:span text:style-name="T4">-78</text:span></text:p>
        <text:p text:style-name="P5">♦ <text:span text:style-name="T4">1110 1011</text:span></text:p>
        <text:p text:style-name="P4">♦ <text:span text:style-name="T4">-200</text:span></text:p>
        <text:p text:style-name="P7">♦ 0110 0110</text:p>
        <text:p text:style-name="P11">♦ -64</text:p>
      </text:section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1T17:41:14.432000000</meta:creation-date>
    <dc:date>2024-09-03T20:46:10.752768626</dc:date>
    <meta:editing-duration>PT1H47M40S</meta:editing-duration>
    <meta:editing-cycles>21</meta:editing-cycles>
    <meta:generator>LibreOffice/6.0.7.3$Linux_X86_64 LibreOffice_project/00m0$Build-3</meta:generator>
    <dc:creator>Christophe Gragnic</dc:creator>
    <meta:document-statistic meta:table-count="0" meta:image-count="0" meta:object-count="0" meta:page-count="1" meta:paragraph-count="76" meta:word-count="252" meta:character-count="1116" meta:non-whitespace-character-count="940"/>
  </office:meta>
</office:document-meta>
</file>